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text:bookmark-start text:name="_Hlk181631259"/>Videogames can be classed under multiple genres, one of which is called “roguelike”. Some distinguishing features that this genre encompasses include customizing skills/attributes of the character at the beginning of the game,<text:s/>control of the character, and a main gameplay loop where the play will roam around and defeat enemies for loot. The player then grows more powerful with what they’ve acquired. Most importantly, when the player dies all progress of the current game (often called “run” by players of this genre) and the game can be played again, completely resetting all progress.<text:s/></text:p>
      <text:p text:style-name="Normal">Games of this type rely on a lot of random generation, and random chances. The randomness of everything including the enemy spawning, map generation and loot to be acquired makes it exciting to keep playing and adds a large amount of replay ability, especially compared to other videogame genres. All the aspects of the game being so random makes it exciting to play again, as the player does not know what to anticipate. This means that each “run” is different than the other and there are no two runs that are<text:s/>the same.</text:p>
      <text:p text:style-name="Normal">Some especially important games that have defined this genre, include The Binding of Isaac, and Dead Cells. The Binding of Isaac is a dungeon crawler roguelike-type game, in which the player progresses through stages, acquiring different items and defeating different bosses. Dead Cells offers a similar goal and progression, however, is completely different in the gameplay, and especially the camera view. Dead Cells is a top-down game, whereas The Binding of Isaac is played in a birds-eye view. This highlights how differently games of this genre behave and play, but they all share the same core mechanics that it is built off of.</text:p>
      <text:p text:style-name="Normal">Unfortunately, there are some recurring flaws throughout these games that I have noticed as I have played them<text:s/>and are a problem. One of which, is the complexity and how in depth these games are with the hundreds of items and pick-ups. Playing a game like this for the first time is extremely overwhelming and can be frustrating as most of these games lack any kind of tutorial and throw you straight into the gameplay without a notice. This can discourage new players from playing it anymore and is not a “warm welcome” to anyone who hasn’t played this genre of videogames before.</text:p>
      <text:p text:style-name="Normal">Games of this genre often have poor balancing and an inconsistent difficulty due to the nature of how random the items/bonuses to stats are, resulting in the player being too powerful and the game becoming too easy. In turn, the gameplay becomes boring due to the fact that the player is just breezing through the game with no challenge or difficulty whatsoever.<text:s/><text:bookmark-end text:name="_Hlk181631259"/></text:p>
      <text:p text:style-name="Normal"><text:bookmark-start text:name="_Hlk181632643"/>In order to create a successful solution to the problem that I have outlined, I must develop a game that will aim to fix these problems as best as possible.<text:s/>In the game, the player will roam around a randomly generated environment with enemies that spawn. There will be a main menu and upon starting a ‘run’, the player will be able to choose a certain number of starting attributes. Defeating an enemy will have a chance to drop an item that will increase a random stat by a certain amount.<text:s/>These stats include aspects of gameplay for the character, such as speed, fire rate etc.<text:s/>This will be balanced accordingly, and not be linear up to a certain point. The game will include a tutorial so that it is easy to understand and get the player started.<text:s/>The player will shoot projectiles to defeat enemies and there will be randomly spawned obstacles around the in-game environment<text:bookmark-end text:name="_Hlk18163264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Filip Matoga</meta:initial-creator>
    <dc:creator>Filip Matoga</dc:creator>
    <meta:creation-date>2024-11-04T14:37:00Z</meta:creation-date>
    <dc:date>2024-11-04T17:11:00Z</dc:date>
    <meta:template xlink:href="Normal" xlink:type="simple"/>
    <meta:editing-cycles>2</meta:editing-cycles>
    <meta:editing-duration>PT2820S</meta:editing-duration>
    <meta:document-statistic meta:page-count="1" meta:paragraph-count="7" meta:word-count="533" meta:character-count="3567" meta:row-count="25" meta:non-whitespace-character-count="3041"/>
  </office:meta>
</office:document-meta>
</file>